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80000000AF0A3527C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tarSymbol" svg:font-family="StarSymbol" style:font-charset="x-symbol"/>
    <style:font-face style:name="ArialMT" svg:font-family="ArialMT, Arial" style:font-family-generic="swiss"/>
    <style:font-face style:name="Times-Roman" svg:font-family="Times-Roman, 'Times New Roman'" style:font-family-generic="system"/>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2" style:family="table">
      <style:table-properties style:width="8.5cm" style:rel-width="50%" table:align="right" style:may-break-between-rows="false"/>
    </style:style>
    <style:style style:name="Tabelle2.A" style:family="table-column">
      <style:table-column-properties style:column-width="1.693cm" style:rel-column-width="960*"/>
    </style:style>
    <style:style style:name="Tabelle2.B" style:family="table-column">
      <style:table-column-properties style:column-width="3.201cm" style:rel-column-width="1815*"/>
    </style:style>
    <style:style style:name="Tabelle2.D" style:family="table-column">
      <style:table-column-properties style:column-width="1.912cm" style:rel-column-width="1084*"/>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b2b2b2" fo:padding="0.097cm" fo:border="0.05pt solid #000000">
        <style:background-image/>
      </style:table-cell-properties>
    </style:style>
    <style:style style:name="Tabelle2.A2" style:family="table-cell">
      <style:table-cell-properties fo:background-color="#eeeeee" fo:padding="0.097cm" fo:border-left="0.05pt solid #000000" fo:border-right="none" fo:border-top="none" fo:border-bottom="0.05pt solid #000000">
        <style:background-image/>
      </style:table-cell-properties>
    </style:style>
    <style:style style:name="Tabelle2.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background-color="#cccccc" fo:padding="0.097cm" fo:border-left="0.05pt solid #000000" fo:border-right="none" fo:border-top="none" fo:border-bottom="0.05pt solid #000000">
        <style:background-image/>
      </style:table-cell-properties>
    </style:style>
    <style:style style:name="Tabelle2.D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4" style:family="table">
      <style:table-properties style:width="8.301cm" fo:break-before="auto" fo:break-after="auto" table:align="left" fo:keep-with-next="always" style:may-break-between-rows="false"/>
    </style:style>
    <style:style style:name="Tabelle4.A" style:family="table-column">
      <style:table-column-properties style:column-width="1.289cm"/>
    </style:style>
    <style:style style:name="Tabelle4.B" style:family="table-column">
      <style:table-column-properties style:column-width="3.605cm"/>
    </style:style>
    <style:style style:name="Tabelle4.C" style:family="table-column">
      <style:table-column-properties style:column-width="1.803cm"/>
    </style:style>
    <style:style style:name="Tabelle4.D" style:family="table-column">
      <style:table-column-properties style:column-width="1.603cm"/>
    </style:style>
    <style:style style:name="Tabelle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4.D1" style:family="table-cell">
      <style:table-cell-properties fo:background-color="#b2b2b2" fo:padding="0.097cm" fo:border="0.05pt solid #000000">
        <style:background-image/>
      </style:table-cell-properties>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none"/>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background-color="#cccccc" fo:padding="0.097cm" fo:border-left="0.05pt solid #000000" fo:border-right="none" fo:border-top="none" fo:border-bottom="0.05pt solid #000000">
        <style:background-image/>
      </style:table-cell-properties>
    </style:style>
    <style:style style:name="Tabelle4.D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4.7" style:family="table-row">
      <style:table-row-properties style:min-row-height="0.944cm"/>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text-align="end" style:justify-single-word="false" fo:text-indent="0cm" style:auto-text-indent="false"/>
      <style:text-properties style:font-name="Georgia" fo:font-size="8pt" style:font-size-asian="8pt" style:font-size-complex="8pt"/>
    </style:style>
    <style:style style:name="P2" style:family="paragraph" style:parent-style-name="Table_20_Contents">
      <style:paragraph-properties fo:margin-left="0cm" fo:margin-right="0cm" fo:text-align="start" style:justify-single-word="false" fo:text-indent="0cm" style:auto-text-indent="false"/>
    </style:style>
    <style:style style:name="P3" style:family="paragraph" style:parent-style-name="Table_20_Contents">
      <style:paragraph-properties fo:text-align="end" style:justify-single-word="false"/>
      <style:text-properties style:font-name="Georgia" fo:font-size="8pt" style:font-size-asian="8pt" style:font-size-complex="8pt"/>
    </style:style>
    <style:style style:name="P4" style:family="paragraph" style:parent-style-name="Table_20_Contents">
      <style:text-properties style:font-name="Georgia" fo:font-size="6pt" style:font-size-asian="6pt" style:font-size-complex="6pt"/>
    </style:style>
    <style:style style:name="P5" style:family="paragraph" style:parent-style-name="Table_20_Contents">
      <style:text-properties style:font-name="Georgia" fo:font-size="6pt" officeooo:rsid="00a5f42b" officeooo:paragraph-rsid="00a5f42b" style:font-size-asian="6pt" style:font-size-complex="6pt"/>
    </style:style>
    <style:style style:name="P6" style:family="paragraph" style:parent-style-name="Table_20_Contents">
      <style:text-properties style:font-name="Georgia" fo:font-size="6pt" officeooo:rsid="00a5f42b" officeooo:paragraph-rsid="00dce772" style:font-size-asian="6pt" style:font-size-complex="6pt"/>
    </style:style>
    <style:style style:name="P7" style:family="paragraph" style:parent-style-name="Table_20_Contents">
      <style:text-properties style:font-name="Georgia" fo:font-size="6pt" officeooo:rsid="00aa04d3" officeooo:paragraph-rsid="00c1802a" style:font-size-asian="6pt" style:font-size-complex="6pt"/>
    </style:style>
    <style:style style:name="P8" style:family="paragraph" style:parent-style-name="Table_20_Contents">
      <style:text-properties style:font-name="Georgia" fo:font-size="6pt" officeooo:paragraph-rsid="00c1802a" style:font-size-asian="6pt" style:font-size-complex="6pt"/>
    </style:style>
    <style:style style:name="P9" style:family="paragraph" style:parent-style-name="Table_20_Contents">
      <loext:graphic-properties draw:fill="solid" draw:fill-color="#cccccc" draw:opacity="100%"/>
      <style:paragraph-properties fo:background-color="#cccccc"/>
      <style:text-properties style:font-name="Georgia" fo:font-size="6pt" officeooo:paragraph-rsid="00c1802a" style:font-size-asian="6pt" style:font-size-complex="6pt"/>
    </style:style>
    <style:style style:name="P10" style:family="paragraph" style:parent-style-name="Table_20_Contents">
      <style:text-properties style:font-name="Georgia" fo:font-size="6pt" officeooo:rsid="00be6342" officeooo:paragraph-rsid="00c1802a" style:font-size-asian="6pt" style:font-size-complex="6pt"/>
    </style:style>
    <style:style style:name="P11" style:family="paragraph" style:parent-style-name="Table_20_Contents">
      <style:text-properties style:font-name="Georgia" fo:font-size="6pt" officeooo:rsid="00be6342" officeooo:paragraph-rsid="00c99262" style:font-size-asian="6pt" style:font-size-complex="6pt"/>
    </style:style>
    <style:style style:name="P12" style:family="paragraph" style:parent-style-name="Table_20_Contents">
      <style:text-properties style:font-name="Georgia" fo:font-size="6pt" officeooo:rsid="00be6342" officeooo:paragraph-rsid="00d06519" style:font-size-asian="6pt" style:font-size-complex="6pt"/>
    </style:style>
    <style:style style:name="P13" style:family="paragraph" style:parent-style-name="Table_20_Contents">
      <style:text-properties style:font-name="Georgia" fo:font-size="6pt" officeooo:rsid="00be6342" officeooo:paragraph-rsid="00d6464a" style:font-size-asian="6pt" style:font-size-complex="6pt"/>
    </style:style>
    <style:style style:name="P14" style:family="paragraph" style:parent-style-name="Table_20_Contents">
      <style:text-properties style:font-name="Georgia" fo:font-size="6pt" officeooo:rsid="00c99262" officeooo:paragraph-rsid="00c99262" style:font-size-asian="6pt" style:font-size-complex="6pt"/>
    </style:style>
    <style:style style:name="P15" style:family="paragraph" style:parent-style-name="Table_20_Contents">
      <style:text-properties style:font-name="Georgia" fo:font-size="6pt" officeooo:rsid="00dfc920" officeooo:paragraph-rsid="00dfc920" style:font-size-asian="6pt" style:font-size-complex="6pt"/>
    </style:style>
    <style:style style:name="P16" style:family="paragraph" style:parent-style-name="Table_20_Contents">
      <style:text-properties style:font-name="Georgia" fo:font-size="6pt" officeooo:rsid="00e08b74" officeooo:paragraph-rsid="00c1802a" style:font-size-asian="6pt" style:font-size-complex="6pt"/>
    </style:style>
    <style:style style:name="P17" style:family="paragraph" style:parent-style-name="Table_20_Contents">
      <style:paragraph-properties fo:text-align="start" style:justify-single-word="false"/>
    </style:style>
    <style:style style:name="P18" style:family="paragraph" style:parent-style-name="Table_20_Contents">
      <style:text-properties officeooo:paragraph-rsid="00c1802a"/>
    </style:style>
    <style:style style:name="P19" style:family="paragraph" style:parent-style-name="Standard">
      <style:text-properties style:font-name="Georgia" fo:font-size="10pt" officeooo:rsid="00a5f42b" officeooo:paragraph-rsid="00a5f42b" style:font-size-asian="10pt" style:font-size-complex="10pt"/>
    </style:style>
    <style:style style:name="P20" style:family="paragraph" style:parent-style-name="Standard">
      <style:text-properties style:font-name="Georgia" fo:font-size="10pt" fo:font-weight="bold" officeooo:rsid="00a5f42b" officeooo:paragraph-rsid="00a5f42b" style:font-size-asian="10pt" style:font-weight-asian="bold" style:font-size-complex="10pt"/>
    </style:style>
    <style:style style:name="P21" style:family="paragraph" style:parent-style-name="Standard">
      <style:text-properties style:font-name="Georgia" fo:font-size="11pt" fo:font-weight="bold" officeooo:rsid="00a5f42b" officeooo:paragraph-rsid="00a5f42b" style:font-size-asian="11pt" style:font-weight-asian="bold" style:font-size-complex="10pt"/>
    </style:style>
    <style:style style:name="P22" style:family="paragraph" style:parent-style-name="Standard">
      <style:text-properties style:font-name="Georgia" fo:font-size="6pt" style:font-size-asian="6pt" style:font-size-complex="6pt"/>
    </style:style>
    <style:style style:name="P23" style:family="paragraph" style:parent-style-name="Standard">
      <style:text-properties style:text-position="0% 100%" style:font-name="Georgia" fo:font-size="10pt" fo:font-weight="normal" officeooo:rsid="009a060b" style:font-size-asian="10pt" style:font-weight-asian="normal" style:font-size-complex="10pt" style:font-weight-complex="normal"/>
    </style:style>
    <style:style style:name="P24" style:family="paragraph" style:parent-style-name="Standard">
      <style:text-properties style:text-position="0% 100%" style:font-name="Georgia" fo:font-size="11pt" fo:font-weight="bold" officeooo:rsid="00a5f42b" officeooo:paragraph-rsid="00a5f42b" style:font-size-asian="11pt" style:font-weight-asian="bold" style:font-size-complex="10pt" style:font-weight-complex="normal"/>
    </style:style>
    <style:style style:name="P25" style:family="paragraph" style:parent-style-name="Standard" style:master-page-name="">
      <style:paragraph-properties fo:keep-together="always" style:page-number="auto"/>
      <style:text-properties style:font-name="Georgia" fo:font-size="6pt" fo:font-weight="normal" officeooo:rsid="00a5f42b" officeooo:paragraph-rsid="00c1802a" style:font-size-asian="6pt" style:font-weight-asian="normal" style:font-size-complex="6pt" style:font-weight-complex="normal"/>
    </style:style>
    <style:style style:name="P26" style:family="paragraph" style:parent-style-name="Table_20_Contents" style:list-style-name="L1">
      <style:paragraph-properties fo:text-align="start" style:justify-single-word="false"/>
      <style:text-properties style:font-name="Georgia" fo:font-size="6pt" officeooo:rsid="00c662d2" officeooo:paragraph-rsid="00dce772" style:font-size-asian="6pt" style:font-size-complex="6pt"/>
    </style:style>
    <style:style style:name="P27" style:family="paragraph" style:parent-style-name="Table_20_Contents" style:list-style-name="L1">
      <style:text-properties style:font-name="Georgia" fo:font-size="6pt" officeooo:rsid="00c662d2" officeooo:paragraph-rsid="00dce772" style:font-size-asian="6pt" style:font-size-complex="6pt"/>
    </style:style>
    <style:style style:name="P28" style:family="paragraph" style:parent-style-name="Text_20_body" style:master-page-name="">
      <style:paragraph-properties fo:line-height="100%" style:page-number="auto" fo:keep-with-next="always"/>
      <style:text-properties style:font-name="Georgia" fo:font-size="6pt" officeooo:rsid="00c1802a" officeooo:paragraph-rsid="00c1802a" style:font-size-asian="6pt" style:font-size-complex="6pt"/>
    </style:style>
    <style:style style:name="T1" style:family="text">
      <style:text-properties style:font-name="Georgia" fo:font-size="8pt" style:font-size-asian="8pt" style:font-size-complex="8pt"/>
    </style:style>
    <style:style style:name="T2" style:family="text">
      <style:text-properties style:font-name="Georgia" fo:font-size="6pt" style:font-size-asian="6pt" style:font-size-complex="6pt"/>
    </style:style>
    <style:style style:name="T3" style:family="text">
      <style:text-properties style:font-name="Georgia" fo:font-size="6pt" officeooo:rsid="00be6342" style:font-size-asian="6pt" style:font-size-complex="6pt"/>
    </style:style>
    <style:style style:name="T4" style:family="text">
      <style:text-properties style:text-position="0% 100%" fo:font-size="11pt" fo:font-weight="bold" style:font-size-asian="11pt" style:font-weight-asian="bold" style:font-weight-complex="normal"/>
    </style:style>
    <style:style style:name="T5" style:family="text">
      <style:text-properties officeooo:rsid="00be6342"/>
    </style:style>
    <style:style style:name="T6" style:family="text">
      <style:text-properties officeooo:rsid="00d46a83"/>
    </style:style>
    <style:style style:name="T7" style:family="text">
      <style:text-properties officeooo:rsid="00dfc920"/>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Abrechnungsnachweis für das</text:p>
      <text:p text:style-name="P19"><text:span text:style-name="T4">1. Quartal 2015</text:span><text:span text:style-name="T4">, </text:span><text:span text:style-name="T4">Max Mustermann</text:span></text:p>
      <table:table table:name="Tabelle2" table:style-name="Tabelle2">
        <table:table-column table:style-name="Tabelle2.A"/>
        <table:table-column table:style-name="Tabelle2.B"/>
        <table:table-column table:style-name="Tabelle2.A"/>
        <table:table-column table:style-name="Tabelle2.D"/>
        <table:table-row>
          <table:table-cell table:style-name="Tabelle2.A1" office:value-type="string">
            <text:p text:style-name="P5">Fallnummer</text:p>
          </table:table-cell>
          <table:table-cell table:style-name="Tabelle2.A1" office:value-type="string">
            <text:p text:style-name="P5">Name des Patienten</text:p>
          </table:table-cell>
          <table:table-cell table:style-name="Tabelle2.A1" office:value-type="string">
            <text:p text:style-name="P5">Versicherten-nummer</text:p>
          </table:table-cell>
          <table:table-cell table:style-name="Tabelle2.D1" office:value-type="string">
            <text:p text:style-name="P5">Geburtsdatum</text:p>
          </table:table-cell>
        </table:table-row>
        <table:table-row>
          <table:table-cell table:style-name="Tabelle2.A2" office:value-type="string">
            <text:p text:style-name="P5">Leist.-Pos-</text:p>
          </table:table-cell>
          <table:table-cell table:style-name="Tabelle2.A2" office:value-type="string">
            <text:p text:style-name="P5">Leistungsziffer</text:p>
          </table:table-cell>
          <table:table-cell table:style-name="Tabelle2.A2" office:value-type="string">
            <text:p text:style-name="P5">Leistungs-datum</text:p>
          </table:table-cell>
          <table:table-cell table:style-name="Tabelle2.D2" office:value-type="string">
            <text:p text:style-name="P5">Abrechnungs-betrag</text:p>
          </table:table-cell>
        </table:table-row>
        <table:table-row>
          <table:table-cell table:style-name="Tabelle2.A6" office:value-type="string">
            <text:p text:style-name="P5">Leist.-Pos.</text:p>
          </table:table-cell>
          <table:table-cell table:style-name="Tabelle2.B3" table:number-columns-spanned="2" office:value-type="string">
            <text:p text:style-name="P6">Enthaltene Sachkosten:</text:p>
            <text:list xml:id="list4125971560008101426" text:style-name="L1">
              <text:list-item>
                <text:p text:style-name="P26">Sachkosten 1: <text:s/>1,00€</text:p>
              </text:list-item>
              <text:list-item>
                <text:p text:style-name="P27">Sachkosten 2: 2,00€</text:p>
              </text:list-item>
            </text:list>
          </table:table-cell>
          <table:covered-table-cell/>
          <table:table-cell table:style-name="Tabelle2.D3" office:value-type="string">
            <text:p text:style-name="P5">3,00€</text:p>
          </table:table-cell>
        </table:table-row>
        <table:table-row>
          <table:table-cell table:style-name="Tabelle2.A4" office:value-type="string">
            <text:p text:style-name="P5">Summe</text:p>
          </table:table-cell>
          <table:table-cell table:style-name="Tabelle2.A4" table:number-columns-spanned="2" office:value-type="string">
            <text:p text:style-name="P5">Summe:</text:p>
          </table:table-cell>
          <table:covered-table-cell/>
          <table:table-cell table:style-name="Tabelle2.D4" office:value-type="string">
            <text:p text:style-name="P5">Summe Leistungen</text:p>
          </table:table-cell>
        </table:table-row>
        <table:table-row>
          <table:table-cell table:style-name="Tabelle2.A4" office:value-type="string">
            <text:p text:style-name="P4"/>
          </table:table-cell>
          <table:table-cell table:style-name="Tabelle2.A4" table:number-columns-spanned="2" office:value-type="string">
            <text:p text:style-name="P5">Verwaltungskosten (Faktor in %):</text:p>
          </table:table-cell>
          <table:covered-table-cell/>
          <table:table-cell table:style-name="Tabelle2.D4" office:value-type="string">
            <text:p text:style-name="P5">Verwaltungs-kosten</text:p>
          </table:table-cell>
        </table:table-row>
        <table:table-row>
          <table:table-cell table:style-name="Tabelle2.A6" office:value-type="string">
            <text:p text:style-name="P5">Änderung</text:p>
          </table:table-cell>
          <table:table-cell table:style-name="Tabelle2.B6" office:value-type="string">
            <text:p text:style-name="P5">Eventuell durchgeführte Korrekturen</text:p>
          </table:table-cell>
          <table:table-cell table:style-name="Tabelle2.C6" office:value-type="string">
            <text:p text:style-name="P5">Leistungs-datum</text:p>
          </table:table-cell>
          <table:table-cell table:style-name="Tabelle2.D6" office:value-type="string">
            <text:p text:style-name="P22"/>
          </table:table-cell>
        </table:table-row>
      </table:table>
      <text:p text:style-name="P24"/>
      <text:p text:style-name="P21">Einzelnachweis der Änderungen und der übermittelten Leistungen:</text:p>
      <text:p text:style-name="P20"/>
      <text:section text:style-name="Sect1" text:name="Bereich1">
        <text:p text:style-name="P28"/>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32</text:p>
              </table:table-cell>
              <table:table-cell table:style-name="Tabelle4.A1" office:value-type="string">
                <text:p text:style-name="P7">John Doe0</text:p>
              </table:table-cell>
              <table:table-cell table:style-name="Tabelle4.A1" office:value-type="string">
                <text:p text:style-name="P8">48</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2</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3</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42</text:p>
              </table:table-cell>
              <table:table-cell table:style-name="Tabelle4.A1" office:value-type="string">
                <text:p text:style-name="P7">John Doe1</text:p>
              </table:table-cell>
              <table:table-cell table:style-name="Tabelle4.A1" office:value-type="string">
                <text:p text:style-name="P8">44</text:p>
              </table:table-cell>
              <table:table-cell table:style-name="Tabelle4.D1" office:value-type="string">
                <text:p text:style-name="P8">21.09.2015</text:p>
              </table:table-cell>
            </table:table-row>
          </table:table-header-rows>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33</text:p>
              </table:table-cell>
              <table:table-cell table:style-name="Tabelle4.A1" office:value-type="string">
                <text:p text:style-name="P7">John Doe2</text:p>
              </table:table-cell>
              <table:table-cell table:style-name="Tabelle4.A1" office:value-type="string">
                <text:p text:style-name="P8">42</text:p>
              </table:table-cell>
              <table:table-cell table:style-name="Tabelle4.D1" office:value-type="string">
                <text:p text:style-name="P8">21.09.2015</text:p>
              </table:table-cell>
            </table:table-row>
          </table:table-header-rows>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88</text:p>
              </table:table-cell>
              <table:table-cell table:style-name="Tabelle4.A1" office:value-type="string">
                <text:p text:style-name="P7">John Doe3</text:p>
              </table:table-cell>
              <table:table-cell table:style-name="Tabelle4.A1" office:value-type="string">
                <text:p text:style-name="P8">98</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20</text:p>
              </table:table-cell>
              <table:table-cell table:style-name="Tabelle4.A1" office:value-type="string">
                <text:p text:style-name="P7">John Doe4</text:p>
              </table:table-cell>
              <table:table-cell table:style-name="Tabelle4.A1" office:value-type="string">
                <text:p text:style-name="P8">22</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43</text:p>
              </table:table-cell>
              <table:table-cell table:style-name="Tabelle4.A1" office:value-type="string">
                <text:p text:style-name="P7">John Doe5</text:p>
              </table:table-cell>
              <table:table-cell table:style-name="Tabelle4.A1" office:value-type="string">
                <text:p text:style-name="P8">53</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2</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81</text:p>
              </table:table-cell>
              <table:table-cell table:style-name="Tabelle4.A1" office:value-type="string">
                <text:p text:style-name="P7">John Doe6</text:p>
              </table:table-cell>
              <table:table-cell table:style-name="Tabelle4.A1" office:value-type="string">
                <text:p text:style-name="P8">99</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2</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3</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42</text:p>
              </table:table-cell>
              <table:table-cell table:style-name="Tabelle4.A1" office:value-type="string">
                <text:p text:style-name="P7">John Doe7</text:p>
              </table:table-cell>
              <table:table-cell table:style-name="Tabelle4.A1" office:value-type="string">
                <text:p text:style-name="P8">13</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69</text:p>
              </table:table-cell>
              <table:table-cell table:style-name="Tabelle4.A1" office:value-type="string">
                <text:p text:style-name="P7">John Doe8</text:p>
              </table:table-cell>
              <table:table-cell table:style-name="Tabelle4.A1" office:value-type="string">
                <text:p text:style-name="P8">30</text:p>
              </table:table-cell>
              <table:table-cell table:style-name="Tabelle4.D1" office:value-type="string">
                <text:p text:style-name="P8">21.09.2015</text:p>
              </table:table-cell>
            </table:table-row>
          </table:table-header-rows>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46</text:p>
              </table:table-cell>
              <table:table-cell table:style-name="Tabelle4.A1" office:value-type="string">
                <text:p text:style-name="P7">John Doe9</text:p>
              </table:table-cell>
              <table:table-cell table:style-name="Tabelle4.A1" office:value-type="string">
                <text:p text:style-name="P8">69</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2</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36</text:p>
              </table:table-cell>
              <table:table-cell table:style-name="Tabelle4.A1" office:value-type="string">
                <text:p text:style-name="P7">John Doe10</text:p>
              </table:table-cell>
              <table:table-cell table:style-name="Tabelle4.A1" office:value-type="string">
                <text:p text:style-name="P8">19</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2</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45</text:p>
              </table:table-cell>
              <table:table-cell table:style-name="Tabelle4.A1" office:value-type="string">
                <text:p text:style-name="P7">John Doe11</text:p>
              </table:table-cell>
              <table:table-cell table:style-name="Tabelle4.A1" office:value-type="string">
                <text:p text:style-name="P8">85</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63</text:p>
              </table:table-cell>
              <table:table-cell table:style-name="Tabelle4.A1" office:value-type="string">
                <text:p text:style-name="P7">John Doe12</text:p>
              </table:table-cell>
              <table:table-cell table:style-name="Tabelle4.A1" office:value-type="string">
                <text:p text:style-name="P8">0</text:p>
              </table:table-cell>
              <table:table-cell table:style-name="Tabelle4.D1" office:value-type="string">
                <text:p text:style-name="P8">21.09.2015</text:p>
              </table:table-cell>
            </table:table-row>
          </table:table-header-rows>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14</text:p>
              </table:table-cell>
              <table:table-cell table:style-name="Tabelle4.A1" office:value-type="string">
                <text:p text:style-name="P7">John Doe13</text:p>
              </table:table-cell>
              <table:table-cell table:style-name="Tabelle4.A1" office:value-type="string">
                <text:p text:style-name="P8">91</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2</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27</text:p>
              </table:table-cell>
              <table:table-cell table:style-name="Tabelle4.A1" office:value-type="string">
                <text:p text:style-name="P7">John Doe14</text:p>
              </table:table-cell>
              <table:table-cell table:style-name="Tabelle4.A1" office:value-type="string">
                <text:p text:style-name="P8">2</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2</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3</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9</text:p>
              </table:table-cell>
              <table:table-cell table:style-name="Tabelle4.A1" office:value-type="string">
                <text:p text:style-name="P7">John Doe15</text:p>
              </table:table-cell>
              <table:table-cell table:style-name="Tabelle4.A1" office:value-type="string">
                <text:p text:style-name="P8">62</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60</text:p>
              </table:table-cell>
              <table:table-cell table:style-name="Tabelle4.A1" office:value-type="string">
                <text:p text:style-name="P7">John Doe16</text:p>
              </table:table-cell>
              <table:table-cell table:style-name="Tabelle4.A1" office:value-type="string">
                <text:p text:style-name="P8">18</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72</text:p>
              </table:table-cell>
              <table:table-cell table:style-name="Tabelle4.A1" office:value-type="string">
                <text:p text:style-name="P7">John Doe17</text:p>
              </table:table-cell>
              <table:table-cell table:style-name="Tabelle4.A1" office:value-type="string">
                <text:p text:style-name="P8">92</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31</text:p>
              </table:table-cell>
              <table:table-cell table:style-name="Tabelle4.A1" office:value-type="string">
                <text:p text:style-name="P7">John Doe18</text:p>
              </table:table-cell>
              <table:table-cell table:style-name="Tabelle4.A1" office:value-type="string">
                <text:p text:style-name="P8">21</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1</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2</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8">73</text:p>
              </table:table-cell>
              <table:table-cell table:style-name="Tabelle4.A1" office:value-type="string">
                <text:p text:style-name="P7">John Doe19</text:p>
              </table:table-cell>
              <table:table-cell table:style-name="Tabelle4.A1" office:value-type="string">
                <text:p text:style-name="P8">4</text:p>
              </table:table-cell>
              <table:table-cell table:style-name="Tabelle4.D1" office:value-type="string">
                <text:p text:style-name="P8">21.09.2015</text:p>
              </table:table-cell>
            </table:table-row>
          </table:table-header-rows>
          <table:table-row>
            <table:table-cell table:style-name="Tabelle4.A2" office:value-type="string">
              <text:p text:style-name="P18"><text:span text:style-name="T3"/><text:span text:style-name="T2"/><text:span text:style-name="T2"> </text:span></text:p>
            </table:table-cell>
            <table:table-cell table:style-name="Tabelle4.A2" office:value-type="string">
              <text:p text:style-name="P8">0</text:p>
            </table:table-cell>
            <table:table-cell table:style-name="Tabelle4.A2" office:value-type="string">
              <text:p text:style-name="P8">21.09.2015</text:p>
            </table:table-cell>
            <table:table-cell table:style-name="Tabelle4.D2" office:value-type="string">
              <text:p text:style-name="P8">5,00<text:span text:style-name="T5">€</text:span></text:p>
            </table:table-cell>
          </table:table-row>
          <table:table-row>
            <table:table-cell table:style-name="Tabelle4.A5" office:value-type="string">
              <text:p text:style-name="P8"/>
            </table:table-cell>
            <table:table-cell table:style-name="Tabelle4.A5" table:number-columns-spanned="2" office:value-type="string">
              <text:p text:style-name="P10">Summe:</text:p>
            </table:table-cell>
            <table:covered-table-cell/>
            <table:table-cell table:style-name="Tabelle4.D5" office:value-type="string">
              <text:p text:style-name="P8">5,00<text:span text:style-name="T5">€</text:span></text:p>
            </table:table-cell>
          </table:table-row>
          <table:table-row>
            <table:table-cell table:style-name="Tabelle4.A5" office:value-type="string">
              <text:p text:style-name="P9"/>
            </table:table-cell>
            <table:table-cell table:style-name="Tabelle4.A5" table:number-columns-spanned="2" office:value-type="string">
              <text:p text:style-name="P8"><text:span text:style-name="T5">Verwaltungskosten(</text:span>2,00%<text:span text:style-name="T5">)</text:span></text:p>
            </table:table-cell>
            <table:covered-table-cell/>
            <table:table-cell table:style-name="Tabelle4.D5" office:value-type="string">
              <text:p text:style-name="P8">5,00<text:span text:style-name="T5">€</text:span></text:p>
            </table:table-cell>
          </table:table-row>
        </table:table>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tarSymbol" svg:font-family="StarSymbol" style:font-charset="x-symbol"/>
    <style:font-face style:name="ArialMT" svg:font-family="ArialMT, Arial" style:font-family-generic="swiss"/>
    <style:font-face style:name="Times-Roman" svg:font-family="Times-Roman, 'Times New Roman'" style:font-family-generic="system"/>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master-page-name="">
      <style:graphic-properties draw:fill-image-width="0cm" draw:fill-image-height="0cm"/>
      <style:paragraph-properties fo:margin-top="0cm" fo:margin-bottom="0cm" loext:contextual-spacing="false" fo:line-height="50%" fo:hyphenation-ladder-count="no-limit" style:page-number="auto">
        <style:tab-stops/>
        <style:drop-cap/>
      </style:paragraph-properties>
      <style:text-properties fo:font-size="2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MEDIVERBUND_3a__20_Absenderadresse" style:display-name="MEDIVERBUND: Absenderadresse" style:family="paragraph" style:parent-style-name="Standard">
      <style:paragraph-properties fo:hyphenation-ladder-count="no-limit"/>
      <style:text-properties fo:color="#002f5d" style:font-name="Georgia" fo:font-family="Georgia" style:font-family-generic="roman" style:font-pitch="variable" fo:font-size="8pt" fo:language="fr" fo:country="FR" style:font-name-asian="Georgia" style:font-family-asian="Georgia" style:font-family-generic-asian="roman" style:font-pitch-asian="variable" style:font-size-asian="8pt" style:font-name-complex="Times-Roman" style:font-family-complex="Times-Roman, 'Times New Roman'" style:font-family-generic-complex="system" style:font-size-complex="6pt" fo:hyphenate="false"/>
    </style:style>
    <style:style style:name="Empfängeradresse" style:family="paragraph" style:parent-style-name="Standard">
      <style:paragraph-properties fo:hyphenation-ladder-count="no-limit"/>
      <style:text-properties style:font-name-complex="Arial" style:font-family-complex="Arial" style:font-family-generic-complex="swiss" style:font-pitch-complex="variable" style:font-size-complex="10pt" fo:hyphenate="false"/>
    </style:style>
    <style:style style:name="Betreff" style:family="paragraph" style:parent-style-name="Standard">
      <style:paragraph-properties fo:line-height="110%" fo:hyphenation-ladder-count="no-limi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fo:hyphenate="false"/>
    </style:style>
    <style:style style:name="Datumzeile" style:family="paragraph" style:parent-style-name="Standard">
      <style:paragraph-properties fo:margin-top="0cm" fo:margin-bottom="0.176cm" loext:contextual-spacing="false" fo:text-align="end" style:justify-single-word="false" fo:hyphenation-ladder-count="no-limit" style:text-autospace="none" style:vertical-align="middle">
        <style:tab-stops>
          <style:tab-stop style:position="0.801cm"/>
        </style:tab-stops>
      </style:paragraph-properties>
      <style:text-properties fo:language="en" fo:country="GB" style:font-name-complex="ArialMT" style:font-family-complex="ArialMT, Arial" style:font-family-generic-complex="swiss" style:font-size-complex="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rd_20__28_Web_29_" style:display-name="Standard (Web)" style:family="paragraph" style:parent-style-name="Standard">
      <style:paragraph-properties fo:margin-top="0.176cm" fo:margin-bottom="0.25cm" loext:contextual-spacing="false" fo:line-height="120%"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language-complex="ar" style:country-complex="SA" fo:hyphenate="true"/>
    </style:style>
    <style:style style:name="Preformatted_20_Text" style:display-name="Preformatted Text" style:family="paragraph" style:parent-style-name="Standard" style:class="html"/>
    <style:style style:name="Absatz-Standardschriftart"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style:style style:name="Heading_20_4" style:display-name="Heading 4" style:family="paragraph" style:parent-style-name="Heading" style:next-style-name="Text_20_body" style:default-outline-level="4" style:class="text">
      <style:text-properties fo:font-size="85%" fo:font-weight="bold" fo:font-style="italic"/>
    </style:style>
    <style:style style:name="Heading_20_5" style:display-name="Heading 5" style:family="paragraph" style:parent-style-name="Heading" style:next-style-name="Text_20_body" style:default-outline-level="5" style:class="text">
      <style:text-properties fo:font-size="85%" fo:font-weight="bold"/>
    </style:style>
    <style:style style:name="Heading_20_6" style:display-name="Heading 6" style:family="paragraph" style:parent-style-name="Heading" style:next-style-name="Text_20_body" style:default-outline-level="6" style:class="text">
      <style:text-properties fo:font-size="75%" fo:font-weight="bold" fo:font-style="italic"/>
    </style:style>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belle1" style:family="table">
      <style:table-properties style:width="17.013cm" fo:margin-left="0cm" table:align="left"/>
    </style:style>
    <style:style style:name="Tabelle1.A" style:family="table-column">
      <style:table-column-properties style:column-width="3.598cm"/>
    </style:style>
    <style:style style:name="Tabelle1.B" style:family="table-column">
      <style:table-column-properties style:column-width="13.414cm"/>
    </style:style>
    <style:style style:name="Tabelle1.1" style:family="table-row">
      <style:table-row-properties style:min-row-height="0.794cm" style:use-optimal-row-height="false"/>
    </style:style>
    <style:style style:name="Tabelle1.A1" style:family="table-cell">
      <style:table-cell-properties style:vertical-align="bottom" fo:padding="0.097cm" fo:border="none" style:writing-mode="lr-tb"/>
    </style:style>
    <style:style style:name="MP1" style:family="paragraph" style:parent-style-name="Table_20_Contents">
      <style:paragraph-properties fo:margin-left="0cm" fo:margin-right="0cm" fo:text-align="end" style:justify-single-word="false" fo:text-indent="0cm" style:auto-text-indent="false"/>
      <style:text-properties style:font-name="Georgia" fo:font-size="8pt" style:font-size-asian="8pt" style:font-size-complex="8pt"/>
    </style:style>
    <style:style style:name="MP2" style:family="paragraph" style:parent-style-name="Table_20_Contents">
      <style:paragraph-properties fo:margin-left="0cm" fo:margin-right="0cm" fo:text-align="start" style:justify-single-word="false" fo:text-indent="0cm" style:auto-text-indent="false"/>
    </style:style>
    <style:style style:name="MP3" style:family="paragraph" style:parent-style-name="Table_20_Contents">
      <style:paragraph-properties fo:text-align="end" style:justify-single-word="false"/>
      <style:text-properties style:font-name="Georgia" fo:font-size="8pt" style:font-size-asian="8pt" style:font-size-complex="8pt"/>
    </style:style>
    <style:style style:name="MP4" style:family="paragraph" style:parent-style-name="Table_20_Contents">
      <style:paragraph-properties fo:text-align="start" style:justify-single-word="false"/>
    </style:style>
    <style:style style:name="MT1" style:family="text">
      <style:text-properties style:font-name="Georgia" fo:font-size="8pt" style:font-size-asian="8pt" style:font-size-complex="8pt"/>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elle1" table:style-name="Tabelle1">
          <table:table-column table:style-name="Tabelle1.A"/>
          <table:table-column table:style-name="Tabelle1.B"/>
          <table:table-row table:style-name="Tabelle1.1">
            <table:table-cell table:style-name="Tabelle1.A1" office:value-type="string">
              <text:p text:style-name="MP1">MEDIVERBUND ID:</text:p>
            </table:table-cell>
            <table:table-cell table:style-name="Tabelle1.A1" office:value-type="string">
              <text:p text:style-name="MP2"><text:span text:style-name="Absatz-Standardschriftart"><text:span text:style-name="MT1">123</text:span></text:span></text:p>
            </table:table-cell>
          </table:table-row>
          <table:table-row>
            <table:table-cell table:style-name="Tabelle1.A1" office:value-type="string">
              <text:p text:style-name="MP3">Vertrag:</text:p>
            </table:table-cell>
            <table:table-cell table:style-name="Tabelle1.A1" office:value-type="string">
              <text:p text:style-name="MP4"><text:span text:style-name="Absatz-Standardschriftart"><text:span text:style-name="MT1">DummyVertrag</text:span></text:span></text:p>
            </table:table-cell>
          </table:table-row>
        </table:table>
        <text:p text:style-name="Header"/>
      </style:header>
      <style:footer>
        <text:p text:style-name="Footer"/>
      </style:footer>
    </style:master-page>
    <style:master-page style:name="MPF0" style:page-layout-name="Mpm3" style:next-style-name="MP0">
      <style:header>
        <text:p text:style-name="Header"><draw:frame draw:style-name="Mfr1" draw:name="Bild1" text:anchor-type="paragraph" svg:x="9.932cm" svg:y="-1.27cm" svg:width="7.481cm" style:rel-width="scale" svg:height="2.044cm" style:rel-height="scale" draw:z-index="0"><draw:image xlink:href="Pictures/1000000000000280000000AF0A3527C8.png" xlink:type="simple" xlink:show="embed" xlink:actuate="onLoad"/><draw:contour-polygon svg:width="10.786cm" svg:height="2.913cm" svg:viewBox="0 0 10786 2913" draw:points="3995,16 3961,33 3928,50 3894,67 3860,84 3826,101 3792,118 3758,135 3741,152 3707,169 3674,186 3640,203 3420,220 3453,237 3420,253 3437,270 3470,287 3504,304 3521,321 3555,338 3572,355 3606,372 3606,389 3606,406 3589,423 3589,440 3572,457 3572,474 3555,491 3555,507 3538,524 3538,541 3521,558 3521,575 3521,592 3521,609 3521,626 3521,643 3521,660 3521,677 3521,694 3521,711 3521,728 3521,744 3538,761 3538,778 3538,795 3555,812 3555,829 3572,846 3589,863 3589,880 3606,897 3623,914 3640,931 3657,948 3657,965 3691,982 3707,998 3724,1015 3741,1032 3758,1049 84,1066 67,1083 67,1100 67,1117 50,1134 50,1151 50,1168 50,1185 50,1202 50,1219 50,1235 50,1252 50,1269 50,1286 50,1303 33,1320 33,1337 33,1354 33,1371 33,1388 33,1405 33,1422 33,1439 33,1456 33,1473 33,1489 33,1506 16,1523 16,1540 16,1557 16,1574 16,1591 16,1608 16,1625 16,1642 16,1659 16,1676 16,1693 16,1710 16,1727 16,1743 16,1760 16,1777 16,1794 16,1811 16,1828 16,1845 16,1862 16,1879 16,1896 16,1913 16,1930 16,1947 16,1964 16,1980 16,1997 169,2014 169,2031 16,2048 16,2065 16,2082 3437,2099 3437,2116 3437,2133 3437,2150 3437,2167 3437,2184 3437,2201 3453,2218 3453,2234 3453,2251 3470,2268 3470,2285 3470,2302 3470,2319 3487,2336 3487,2353 3504,2370 3504,2387 3521,2404 3521,2421 3538,2438 3538,2455 3555,2471 3572,2488 3589,2505 3589,2522 3606,2539 3623,2556 3640,2573 3640,2590 3657,2607 3674,2624 3691,2641 3707,2658 3724,2675 3741,2692 3758,2709 3775,2725 3809,2742 3826,2759 3843,2776 3860,2793 3894,2810 3911,2827 3928,2844 3961,2861 3978,2878 4012,2895 4046,2912 4080,2929 4131,2929 4131,2912 4114,2895 4097,2878 4080,2861 4063,2844 4046,2827 4029,2810 4012,2793 3995,2776 3978,2759 3961,2742 8838,2725 10175,2709 10175,2692 10175,2675 10175,2658 10175,2641 10175,2624 10175,2607 10175,2590 10175,2573 10175,2556 10175,2539 10175,2522 10175,2505 10175,2488 10175,2471 10175,2455 10175,2438 10175,2421 10243,2404 10277,2387 10277,2370 10277,2353 10260,2336 3674,2319 3674,2302 3657,2285 3657,2268 3657,2251 3640,2234 3640,2218 3640,2201 3640,2184 3640,2167 3623,2150 3623,2133 3623,2116 8482,2099 10463,2082 10531,2065 10582,2048 10615,2031 10649,2014 10666,1997 10683,1980 10700,1964 10717,1947 10734,1930 10751,1913 10768,1896 10768,1879 10785,1862 10785,1845 10802,1828 10802,1811 10802,1794 10802,1777 10802,1760 10802,1743 10802,1727 10802,1710 10802,1693 10802,1676 10802,1659 10802,1642 10615,1625 10615,1608 10615,1591 10615,1574 10615,1557 10615,1540 10615,1523 10802,1506 10802,1489 10802,1473 10802,1456 10802,1439 10802,1422 10802,1405 10802,1388 10802,1371 10802,1354 10802,1337 10802,1320 10785,1303 10785,1286 10768,1269 10768,1252 10751,1235 10734,1219 10717,1202 10700,1185 10683,1168 10666,1151 10632,1134 10615,1117 10565,1100 10531,1083 10463,1066 7382,1049 4063,1032 4063,1015 4063,998 4063,982 4063,965 4063,948 4063,931 4063,914 4063,897 4063,880 4063,863 4063,846 4063,829 4063,812 4063,795 4046,778 4046,761 4046,744 4029,728 4029,711 4012,694 4012,677 3995,660 3995,643 3978,626 3978,609 3961,592 3944,575 3944,558 3928,541 3911,524 3894,507 3877,491 3860,474 3843,457 3809,440 3792,423 3775,406 3741,389 3724,372 3724,355 3741,338 3758,321 3758,304 3843,287 3860,270 3877,253 3894,237 3911,220 3911,203 3928,186 3944,169 3961,152 3978,135 3995,118 4012,101 4029,84 4046,67 4063,50 4080,33 4080,16" draw:recreate-on-edit="tru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meta:initial-creator>Simon Pfleghar</meta:initial-creator>
    <meta:creation-date>2015-08-20T08:34:00Z</meta:creation-date>
    <dc:date>2015-09-21T09:25:54.951000000</dc:date>
    <meta:editing-cycles>165</meta:editing-cycles>
    <meta:editing-duration>P1DT19H10M27S</meta:editing-duration>
    <meta:document-statistic meta:table-count="3" meta:image-count="1" meta:object-count="0" meta:page-count="1" meta:paragraph-count="50" meta:word-count="164" meta:character-count="1101" meta:non-whitespace-character-count="1060"/>
    <meta:template xlink:type="simple" xlink:actuate="onRequest" xlink:title="" xlink:href="../../../../../tmp/AOK_BW_Gastro_73c_Quartalsanschreiben.odt/Normal.dotm"/>
  </office:meta>
</office:document-meta>
</file>